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ameel Noori Nastaleeq" svg:font-family="'Jameel Noori Nastaleeq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riam Mono CLM" svg:font-family="'Miriam Mono CLM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48c" officeooo:paragraph-rsid="0004748c"/>
    </style:style>
    <style:style style:name="P2" style:family="paragraph" style:parent-style-name="Heading_20_3">
      <style:text-properties officeooo:rsid="0004bde2" officeooo:paragraph-rsid="0004bde2"/>
    </style:style>
    <style:style style:name="P3" style:family="paragraph" style:parent-style-name="Heading_20_3">
      <style:text-properties officeooo:paragraph-rsid="0004bde2"/>
    </style:style>
    <style:style style:name="P4" style:family="paragraph" style:parent-style-name="Standard" style:list-style-name="L2">
      <loext:graphic-properties draw:fill-gradient-name="gradient" draw:fill-hatch-name="hatch"/>
      <style:paragraph-properties fo:margin-top="0.199cm" fo:margin-bottom="0cm" style:contextual-spacing="false">
        <style:tab-stops/>
      </style:paragraph-properties>
      <style:text-properties style:font-name="Miriam Mono CLM" fo:font-size="10pt" officeooo:paragraph-rsid="0004bde2" style:font-size-asian="10pt" style:font-size-complex="10pt"/>
    </style:style>
    <style:style style:name="P5" style:family="paragraph" style:parent-style-name="Standard" style:list-style-name="L2">
      <loext:graphic-properties draw:fill-gradient-name="gradient" draw:fill-hatch-name="hatch"/>
      <style:paragraph-properties fo:margin-top="0.199cm" fo:margin-bottom="0cm" style:contextual-spacing="false">
        <style:tab-stops/>
      </style:paragraph-properties>
      <style:text-properties style:font-name="Miriam Mono CLM" fo:font-size="10pt" style:font-size-asian="10pt" style:font-size-complex="10pt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.199cm" fo:margin-bottom="0cm" style:contextual-spacing="false"/>
      <style:text-properties style:font-name="Miriam Mono CLM" fo:font-size="10pt" style:font-size-asian="10pt" style:font-size-complex="10pt"/>
    </style:style>
    <style:style style:name="P7" style:family="paragraph" style:parent-style-name="Standard" style:list-style-name="L3">
      <loext:graphic-properties draw:fill-gradient-name="gradient" draw:fill-hatch-name="hatch"/>
      <style:paragraph-properties fo:margin-top="0.199cm" fo:margin-bottom="0cm" style:contextual-spacing="false"/>
      <style:text-properties style:font-name="Miriam Mono CLM" fo:font-size="10pt" style:font-size-asian="10pt" style:font-size-complex="10pt"/>
    </style:style>
    <style:style style:name="P8" style:family="paragraph" style:parent-style-name="Standard" style:list-style-name="L4">
      <loext:graphic-properties draw:fill-gradient-name="gradient" draw:fill-hatch-name="hatch"/>
      <style:paragraph-properties fo:margin-top="0.199cm" fo:margin-bottom="0cm" style:contextual-spacing="false"/>
      <style:text-properties style:font-name="Miriam Mono CLM" fo:font-size="10pt" style:font-size-asian="10pt" style:font-size-complex="10pt"/>
    </style:style>
    <style:style style:name="P9" style:family="paragraph" style:parent-style-name="Standard" style:list-style-name="L5">
      <loext:graphic-properties draw:fill-gradient-name="gradient" draw:fill-hatch-name="hatch"/>
      <style:paragraph-properties fo:margin-top="0.199cm" fo:margin-bottom="0cm" style:contextual-spacing="false"/>
      <style:text-properties style:font-name="Miriam Mono CLM" fo:font-size="10pt" style:font-size-asian="10pt" style:font-size-complex="10pt"/>
    </style:style>
    <style:style style:name="P10" style:family="paragraph" style:parent-style-name="Standard" style:list-style-name="L6">
      <style:text-properties style:font-name="Miriam Mono CLM" fo:font-size="10pt" style:font-size-asian="10pt" style:font-size-complex="10pt"/>
    </style:style>
    <style:style style:name="P11" style:family="paragraph" style:parent-style-name="Standard" style:list-style-name="L2">
      <loext:graphic-properties draw:fill-gradient-name="gradient" draw:fill-hatch-name="hatch"/>
      <style:paragraph-properties fo:margin-top="0.199cm" fo:margin-bottom="0cm" style:contextual-spacing="false">
        <style:tab-stops/>
      </style:paragraph-properties>
    </style:style>
    <style:style style:name="P12" style:family="paragraph" style:parent-style-name="Standard" style:list-style-name="L3">
      <loext:graphic-properties draw:fill-gradient-name="gradient" draw:fill-hatch-name="hatch"/>
      <style:paragraph-properties fo:margin-top="0.199cm" fo:margin-bottom="0cm" style:contextual-spacing="false"/>
    </style:style>
    <style:style style:name="P13" style:family="paragraph" style:parent-style-name="Standard" style:list-style-name="L4">
      <loext:graphic-properties draw:fill-gradient-name="gradient" draw:fill-hatch-name="hatch"/>
      <style:paragraph-properties fo:margin-top="0.199cm" fo:margin-bottom="0cm" style:contextual-spacing="false"/>
    </style:style>
    <style:style style:name="P14" style:family="paragraph" style:parent-style-name="Standard" style:list-style-name="L5">
      <loext:graphic-properties draw:fill-gradient-name="gradient" draw:fill-hatch-name="hatch"/>
      <style:paragraph-properties fo:margin-top="0.199cm" fo:margin-bottom="0cm" style:contextual-spacing="false"/>
    </style:style>
    <style:style style:name="T1" style:family="text">
      <style:text-properties style:font-name="Miriam Mono CLM"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Objective</text:h>
      <text:p text:style-name="P1">From the log of Moodle (online exam) check if more than one student has used the same connection <text:s/>(IP address). That would count as use of unfair means.</text:p>
      <text:h text:style-name="Heading_20_3" text:outline-level="3">Reading the file</text:h>
      <text:list xml:id="list2147697769" text:style-name="L1">
        <text:list-item>
          <text:p text:style-name="P6">setwd("C:/Users/DELL/Dropbox/Arjun/02-research/digital-humanities/workshops/Rworkshop/ClassworkFiles")</text:p>
        </text:list-item>
        <text:list-item>
          <text:p text:style-name="P6">tutLog &lt;- read.csv("logTut8.csv", stringsAsFactors = FALSE)</text:p>
        </text:list-item>
      </text:list>
      <text:h text:style-name="P2" text:outline-level="3">Getting time in format</text:h>
      <text:list xml:id="list1424279205" text:style-name="L2">
        <text:list-item>
          <text:p text:style-name="P11"><text:span text:style-name="T1">#we need only logs between start and end of the exam</text:span></text:p>
        </text:list-item>
        <text:list-item>
          <text:p text:style-name="P5">#since date of the exam is same for all events</text:p>
        </text:list-item>
        <text:list-item>
          <text:p text:style-name="P5">tutLog$Time &lt;- substr(tutLog$Time,nchar(tutLog$Time)-4,nchar(tutLog$Time))</text:p>
        </text:list-item>
        <text:list-item>
          <text:p text:style-name="P5">#convert time to format hh:mm:ss for chron</text:p>
        </text:list-item>
        <text:list-item>
          <text:p text:style-name="P5">tutLog$Time &lt;- paste(tutLog$Time,":00", sep = "")</text:p>
        </text:list-item>
        <text:list-item>
          <text:p text:style-name="P4">#you need to install the chron package using install.packages("chron") </text:p>
        </text:list-item>
        <text:list-item>
          <text:p text:style-name="P5">library(chron)</text:p>
        </text:list-item>
        <text:list-item>
          <text:p text:style-name="P5">tutLog$Time &lt;- chron(times=tutLog$Time)</text:p>
        </text:list-item>
      </text:list>
      <text:h text:style-name="P3" text:outline-level="3">Subsetting only rows recording incidents in the duration of the exam</text:h>
      <text:list xml:id="list503106845" text:style-name="L3">
        <text:list-item>
          <text:p text:style-name="P12"><text:span text:style-name="T1">#defining start and end times of the exam</text:span></text:p>
        </text:list-item>
        <text:list-item>
          <text:p text:style-name="P7">startTime &lt;- <text:s/>chron(times="18:22:00")</text:p>
        </text:list-item>
        <text:list-item>
          <text:p text:style-name="P7">endTime &lt;- chron(times="18:32:00")</text:p>
        </text:list-item>
        <text:list-item>
          <text:p text:style-name="P7">#subsetting rows within the time range</text:p>
        </text:list-item>
        <text:list-item>
          <text:p text:style-name="P7">examLog &lt;- tutLog[which(tutLog$Time&gt;=startTime &amp; tutLog$Time &lt;=endTime),]</text:p>
        </text:list-item>
      </text:list>
      <text:h text:style-name="Heading_20_3" text:outline-level="3">Vector of Unique IPs and Users</text:h>
      <text:list xml:id="list815782919" text:style-name="L4">
        <text:list-item>
          <text:p text:style-name="P13"><text:span text:style-name="T1">#finding out unique Users and IP addresses</text:span></text:p>
        </text:list-item>
        <text:list-item>
          <text:p text:style-name="P8">uniqueUsers &lt;- unique(examLog$User.full.name)</text:p>
        </text:list-item>
        <text:list-item>
          <text:p text:style-name="P8">uniqueIP &lt;- unique(examLog$IP.address)</text:p>
        </text:list-item>
      </text:list>
      <text:h text:style-name="Heading_20_3" text:outline-level="3">Using Loop to check users using same IPs</text:h>
      <text:list xml:id="list87448918" text:style-name="L5">
        <text:list-item>
          <text:p text:style-name="P14"><text:span text:style-name="T1">#find out if two users logged in from same IP address</text:span></text:p>
        </text:list-item>
        <text:list-item>
          <text:p text:style-name="P9">#subset only the required columns</text:p>
        </text:list-item>
        <text:list-item>
          <text:p text:style-name="P9">checkLog &lt;- examLog[,c(2,9)]</text:p>
        </text:list-item>
        <text:list-item>
          <text:p text:style-name="P9">#deduplicate checkLog</text:p>
        </text:list-item>
        <text:list-item>
          <text:p text:style-name="P9">checkLog &lt;- checkLog[!duplicated(checkLog),]</text:p>
        </text:list-item>
        <text:list-item>
          <text:p text:style-name="P9">probIPs &lt;- NULL</text:p>
        </text:list-item>
        <text:list-item>
          <text:p text:style-name="P9">probUsers &lt;- NULL</text:p>
        </text:list-item>
        <text:list-item>
          <text:p text:style-name="P9">for (n in 1:length(uniqueIP))</text:p>
        </text:list-item>
        <text:list-item>
          <text:p text:style-name="P9">{</text:p>
        </text:list-item>
        <text:list-item>
          <text:p text:style-name="P9"><text:s text:c="2"/>#extract rows for current uniqueIP</text:p>
        </text:list-item>
        <text:list-item>
          <text:p text:style-name="P9"><text:s text:c="2"/>scrutinyUsers &lt;- NULL</text:p>
        </text:list-item>
        <text:list-item>
          <text:p text:style-name="P9"><text:s text:c="2"/>scrutinyUsers &lt;- <text:s/>checkLog$User.full.name[which(checkLog$IP.address==uniqueIP[n])]</text:p>
        </text:list-item>
        <text:list-item>
          <text:p text:style-name="P9"><text:s text:c="2"/>if (length(scrutinyUsers)&gt;1)</text:p>
        </text:list-item>
        <text:list-item>
          <text:p text:style-name="P9"><text:s text:c="2"/>{</text:p>
        </text:list-item>
        <text:list-item>
          <text:p text:style-name="P9"><text:s text:c="4"/>probIPs &lt;- c(probIPs,uniqueIP[n])</text:p>
        </text:list-item>
        <text:list-item>
          <text:p text:style-name="P9"><text:s text:c="4"/>probUsers &lt;- c(probUsers,scrutinyUsers)</text:p>
        </text:list-item>
        <text:list-item>
          <text:p text:style-name="P9"><text:s text:c="2"/>}</text:p>
        </text:list-item>
        <text:list-item>
          <text:p text:style-name="P9">}</text:p>
        </text:list-item>
      </text:list>
      <text:h text:style-name="Heading_20_3" text:outline-level="3">Output</text:h>
      <text:list xml:id="list560126926" text:style-name="L6">
        <text:list-item>
          <text:p text:style-name="P10">print(probUsers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ameel Noori Nastaleeq" svg:font-family="'Jameel Noori Nastaleeq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riam Mono CLM" svg:font-family="'Miriam Mono CLM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Jameel Noori Nastaleeq" style:font-family-complex="'Jameel Noori Nastaleeq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Jameel Noori Nastaleeq" style:font-family-complex="'Jameel Noori Nastaleeq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Jameel Noori Nastaleeq" style:font-family-complex="'Jameel Noori Nastaleeq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Jameel Noori Nastaleeq" style:font-family-complex="'Jameel Noori Nastaleeq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অর্জুন </meta:initial-creator>
    <meta:creation-date>2022-03-05T11:36:21.336748372</meta:creation-date>
    <dc:date>2022-03-05T13:14:27.930772766</dc:date>
    <dc:creator>অর্জুন</dc:creator>
    <meta:editing-duration>PT26M22S</meta:editing-duration>
    <meta:editing-cycles>5</meta:editing-cycles>
    <meta:generator>LibreOffice/7.3.1.3$Linux_X86_64 LibreOffice_project/a69ca51ded25f3eefd52d7bf9a5fad8c90b87951</meta:generator>
    <meta:document-statistic meta:table-count="0" meta:image-count="0" meta:object-count="0" meta:page-count="1" meta:paragraph-count="45" meta:word-count="253" meta:character-count="1858" meta:non-whitespace-character-count="1663"/>
  </office:meta>
</office:document-meta>
</file>